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orbel" svg:font-family="Corbel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rbel" fo:font-size="14pt" style:font-size-asian="14pt" style:font-size-complex="14pt" fo:language="ru" fo:country="RU"/>
    </style:style>
    <style:style style:name="P2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4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5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6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7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8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9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10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11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12" style:parent-style-name="Standard" style:family="paragraph">
      <style:text-properties style:font-name="Corbel" fo:font-weight="bold" style:font-weight-asian="bold" style:font-weight-complex="bold" fo:font-size="20pt" style:font-size-asian="20pt" style:font-size-complex="20pt" fo:language="ru" fo:country="RU"/>
    </style:style>
    <style:style style:name="T13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style:font-name="Corbel"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style:font-name="Corbel" fo:font-size="14pt" style:font-size-asian="14pt" style:font-size-complex="14pt" fo:language="ru" fo:country="RU"/>
    </style:style>
  </office:automatic-styles>
  <office:body>
    <office:text text:use-soft-page-breaks="true">
      <text:p text:style-name="P1">Лабораторная работа №3.</text:p>
      <text:p text:style-name="P2"/>
      <text:p text:style-name="P3"/>
      <text:p text:style-name="P4">В отчет:</text:p>
      <text:p text:style-name="P5"><text:tab/>Титульный лист,</text:p>
      <text:p text:style-name="P6"><text:tab/>Постановка задачи,</text:p>
      <text:p text:style-name="P7"><text:tab/>Текст программы,</text:p>
      <text:p text:style-name="P8"><text:tab/>Пример работы программы.</text:p>
      <text:p text:style-name="P9"/>
      <text:p text:style-name="P10"/>
      <text:p text:style-name="P11"/>
      <text:p text:style-name="P12">3 вариант:</text:p>
      <text:p text:style-name="Standard"><text:span text:style-name="T13">Используя шаблоны и исключительные ситуации реализовать класс контейнер пара (</text:span><text:span text:style-name="T14">pair</text:span><text:span text:style-name="T15">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orbel" svg:font-family="Corbel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nstantin Sergeev</dc:creator>
    <meta:creation-date>2009-04-16T11:32:00Z</meta:creation-date>
    <dc:date>2019-02-01T08:24:00Z</dc:date>
    <meta:template xlink:href="Normal" xlink:type="simple"/>
    <meta:editing-cycles>291</meta:editing-cycles>
    <meta:editing-duration>PT433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2" meta:character-count="214" meta:row-count="1" meta:non-whitespace-character-count="183"/>
  </office:meta>
</office:document-meta>
</file>